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FICHE Fournisseur :</text:span><text:span text:style-name="T2"/></text:p>
      <text:p text:style-name="P1"><draw:frame text:anchor-type="as-char" svg:width="67.03mm" svg:height="44.98mm" style:rel-width="scale" style:rel-height="scale"><draw:object-ole xlink:href="OleObj1"/><draw:image xlink:href="ObjectReplacements/OleObj1"/></draw:frame><text:span text:style-name="T3"/></text:p>
      <text:p text:style-name="P2"><text:span text:style-name="T3"/></text:p>
      <text:p text:style-name="P2"><text:span text:style-name="T4">@: unknow</text:span></text:p>
      <text:p text:style-name="P2"><text:span text:style-name="T4">Adresse postale : unknow</text:span></text:p>
      <text:p text:style-name="P2"><text:span text:style-name="T4">Téléphone : unknow</text:span></text:p>
      <text:p text:style-name="P2"><text:span text:style-name="T5"/></text:p>
      <text:p text:style-name="P2"><text:span text:style-name="T6">Fournis : logiciel de comptabilité </text:span></text:p>
      <text:p text:style-name="P2"><text:span text:style-name="T6">Référence : J20AKA1</text:span></text:p>
      <text:p text:style-name="P2"><text:span text:style-name="T7"/></text:p>
      <text:p text:style-name="P2"><text:span text:style-name="T8">Date de dernier meeting: le 02/02/15</text:span></text:p>
      <text:p text:style-name="P2"><text:span text:style-name="T9"/></text:p>
      <text:p text:style-name="P2"><text:span text:style-name="T10">Statut de la dernière facture : payée</text:span></text:p>
      <text:p text:style-name="P2"><text:span text:style-name="T11"/></text:p>
      <text:p text:style-name="P2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